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andale mono" fo:font-size="9.75pt" fo:letter-spacing="normal" fo:font-style="normal" fo:font-weight="normal" officeooo:rsid="001089cc" officeooo:paragraph-rsid="001089cc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50afdc" officeooo:paragraph-rsid="0050afdc"/>
    </style:style>
    <style:style style:name="P5" style:family="paragraph" style:parent-style-name="Preformatted_20_Text">
      <style:text-properties style:font-name="Ubuntu" fo:font-size="14pt" officeooo:rsid="000efd4d" officeooo:paragraph-rsid="000efd4d" style:font-size-asian="14pt" style:font-size-complex="14pt"/>
    </style:style>
    <style:style style:name="P6" style:family="paragraph" style:parent-style-name="Preformatted_20_Text">
      <style:text-properties style:font-name="Ubuntu" fo:font-size="14pt" officeooo:rsid="000efd4d" officeooo:paragraph-rsid="0036a944" style:font-size-asian="14pt" style:font-size-complex="14pt"/>
    </style:style>
    <style:style style:name="P7" style:family="paragraph" style:parent-style-name="Preformatted_20_Text">
      <style:text-properties style:font-name="Ubuntu" fo:font-size="14pt" officeooo:rsid="000efd4d" officeooo:paragraph-rsid="00133e59" style:font-size-asian="14pt" style:font-size-complex="14pt"/>
    </style:style>
    <style:style style:name="P8" style:family="paragraph" style:parent-style-name="Preformatted_20_Text">
      <style:text-properties style:font-name="Ubuntu" fo:font-size="14pt" officeooo:rsid="00218942" officeooo:paragraph-rsid="00218942" style:font-size-asian="14pt" style:font-size-complex="14pt"/>
    </style:style>
    <style:style style:name="P9" style:family="paragraph" style:parent-style-name="Preformatted_20_Text">
      <style:text-properties style:font-name="Ubuntu" fo:font-size="14pt" officeooo:rsid="0013d728" officeooo:paragraph-rsid="0013d728" style:font-size-asian="14pt" style:font-size-complex="14pt"/>
    </style:style>
    <style:style style:name="P10" style:family="paragraph" style:parent-style-name="Preformatted_20_Text">
      <style:text-properties style:font-name="Ubuntu" fo:font-size="14pt" officeooo:rsid="0013d728" officeooo:paragraph-rsid="001b4f73" style:font-size-asian="14pt" style:font-size-complex="14pt"/>
    </style:style>
    <style:style style:name="P11" style:family="paragraph" style:parent-style-name="Preformatted_20_Text">
      <style:text-properties style:font-name="Ubuntu" fo:font-size="14pt" officeooo:rsid="001b4f73" officeooo:paragraph-rsid="001b4f73" style:font-size-asian="14pt" style:font-size-complex="14pt"/>
    </style:style>
    <style:style style:name="P12" style:family="paragraph" style:parent-style-name="Preformatted_20_Text">
      <style:text-properties style:font-name="Ubuntu" fo:font-size="14pt" officeooo:rsid="001b4f73" officeooo:paragraph-rsid="001dd619" style:font-size-asian="14pt" style:font-size-complex="14pt"/>
    </style:style>
    <style:style style:name="P13" style:family="paragraph" style:parent-style-name="Preformatted_20_Text">
      <style:text-properties style:font-name="Ubuntu" fo:font-size="14pt" officeooo:rsid="001dd619" officeooo:paragraph-rsid="001dd619" style:font-size-asian="14pt" style:font-size-complex="14pt"/>
    </style:style>
    <style:style style:name="P14" style:family="paragraph" style:parent-style-name="Preformatted_20_Text">
      <style:text-properties style:font-name="Ubuntu" fo:font-size="14pt" officeooo:rsid="001089cc" officeooo:paragraph-rsid="001089cc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1089cc" officeooo:paragraph-rsid="001089cc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20bac5" officeooo:paragraph-rsid="0020bac5" style:font-size-asian="14pt" style:font-size-complex="14pt"/>
    </style:style>
    <style:style style:name="P17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23a0be" officeooo:paragraph-rsid="0023a0be" style:font-size-asian="14pt" style:font-size-complex="14pt"/>
    </style:style>
    <style:style style:name="P18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23a0be" officeooo:paragraph-rsid="002e7d46" style:font-size-asian="14pt" style:font-size-complex="14pt"/>
    </style:style>
    <style:style style:name="P19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307c0c" officeooo:paragraph-rsid="00307c0c" style:font-size-asian="14pt" style:font-size-complex="14pt"/>
    </style:style>
    <style:style style:name="P20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335bbc" officeooo:paragraph-rsid="00335bbc" style:font-size-asian="14pt" style:font-size-complex="14pt"/>
    </style:style>
    <style:style style:name="P21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3c12ba" officeooo:paragraph-rsid="003c12ba" style:font-size-asian="14pt" style:font-size-complex="14pt"/>
    </style:style>
    <style:style style:name="P22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3ec925" officeooo:paragraph-rsid="003ec925" style:font-size-asian="14pt" style:font-size-complex="14pt"/>
    </style:style>
    <style:style style:name="P23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4075e6" officeooo:paragraph-rsid="004075e6" style:font-size-asian="14pt" style:font-size-complex="14pt"/>
    </style:style>
    <style:style style:name="P24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4256a5" officeooo:paragraph-rsid="004256a5" style:font-size-asian="14pt" style:font-size-complex="14pt"/>
    </style:style>
    <style:style style:name="P25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427f61" officeooo:paragraph-rsid="00427f61" style:font-size-asian="14pt" style:font-size-complex="14pt"/>
    </style:style>
    <style:style style:name="P26" style:family="paragraph" style:parent-style-name="Preformatted_20_Text">
      <style:text-properties fo:font-variant="normal" fo:text-transform="none" fo:color="#333333" style:font-name="Ubuntu" fo:font-size="14pt" fo:letter-spacing="normal" fo:font-style="normal" fo:font-weight="normal" officeooo:rsid="00473c4b" officeooo:paragraph-rsid="00473c4b" style:font-size-asian="14pt" style:font-size-complex="14pt"/>
    </style:style>
    <style:style style:name="P27" style:family="paragraph" style:parent-style-name="Preformatted_20_Text">
      <style:text-properties fo:font-variant="normal" fo:text-transform="none" fo:color="#000000" style:font-name="Ubuntu" fo:font-size="14pt" fo:letter-spacing="normal" fo:font-style="normal" fo:font-weight="normal" officeooo:rsid="00427f61" officeooo:paragraph-rsid="00427f61" style:font-size-asian="14pt" style:font-size-complex="14pt"/>
    </style:style>
    <style:style style:name="P28" style:family="paragraph" style:parent-style-name="Preformatted_20_Text">
      <style:text-properties fo:font-variant="normal" fo:text-transform="none" fo:color="#000000" style:font-name="Ubuntu" fo:font-size="14pt" fo:letter-spacing="normal" fo:font-style="normal" fo:font-weight="normal" officeooo:rsid="00491de3" officeooo:paragraph-rsid="00491de3" style:font-size-asian="14pt" style:font-size-complex="14pt"/>
    </style:style>
    <style:style style:name="P29" style:family="paragraph" style:parent-style-name="Preformatted_20_Text">
      <style:text-properties fo:font-variant="normal" fo:text-transform="none" fo:color="#000000" style:font-name="Ubuntu" fo:font-size="14pt" fo:letter-spacing="normal" fo:font-style="normal" fo:font-weight="normal" officeooo:rsid="004a4312" officeooo:paragraph-rsid="004a4312" style:font-size-asian="14pt" style:font-size-complex="14pt"/>
    </style:style>
    <style:style style:name="P30" style:family="paragraph" style:parent-style-name="Preformatted_20_Text">
      <style:text-properties fo:font-variant="normal" fo:text-transform="none" fo:color="#000000" style:font-name="SFMono-Regular" fo:font-size="10.5pt" fo:letter-spacing="normal" fo:font-style="normal" fo:font-weight="normal" officeooo:rsid="004b04d9" officeooo:paragraph-rsid="004b04d9" style:font-size-asian="14pt" style:font-size-complex="14pt"/>
    </style:style>
    <style:style style:name="P31" style:family="paragraph" style:parent-style-name="Preformatted_20_Text">
      <style:text-properties fo:font-variant="normal" fo:text-transform="none" fo:color="#000000" style:font-name="SFMono-Regular" fo:font-size="10.5pt" fo:letter-spacing="normal" fo:font-style="normal" fo:font-weight="normal" officeooo:rsid="004cb8cf" officeooo:paragraph-rsid="004cb8cf" style:font-size-asian="14pt" style:font-size-complex="14pt"/>
    </style:style>
    <style:style style:name="P32" style:family="paragraph" style:parent-style-name="Preformatted_20_Text">
      <style:text-properties fo:font-variant="normal" fo:text-transform="none" fo:color="#000000" style:font-name="SFMono-Regular" fo:font-size="10.5pt" fo:letter-spacing="normal" fo:font-style="normal" fo:font-weight="normal" officeooo:rsid="00502be0" officeooo:paragraph-rsid="00502be0" style:font-size-asian="14pt" style:font-size-complex="14pt"/>
    </style:style>
    <style:style style:name="P33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4a4312" officeooo:paragraph-rsid="004a4312" style:font-size-asian="14pt" style:font-size-complex="14pt"/>
    </style:style>
    <style:style style:name="T1" style:family="text">
      <style:text-properties officeooo:rsid="00133e59"/>
    </style:style>
    <style:style style:name="T2" style:family="text">
      <style:text-properties officeooo:rsid="0014d477"/>
    </style:style>
    <style:style style:name="T3" style:family="text">
      <style:text-properties officeooo:rsid="0016551f"/>
    </style:style>
    <style:style style:name="T4" style:family="text">
      <style:text-properties officeooo:rsid="00195901"/>
    </style:style>
    <style:style style:name="T5" style:family="text">
      <style:text-properties officeooo:rsid="001b4f73"/>
    </style:style>
    <style:style style:name="T6" style:family="text">
      <style:text-properties officeooo:rsid="001c3271"/>
    </style:style>
    <style:style style:name="T7" style:family="text">
      <style:text-properties officeooo:rsid="001dd619"/>
    </style:style>
    <style:style style:name="T8" style:family="text">
      <style:text-properties fo:color="#111111" style:font-name="Ubuntu" fo:font-size="14pt" fo:background-color="#eff0f1" loext:char-shading-value="0" style:font-size-asian="14pt" style:font-size-complex="14pt" loext:padding="0in" loext:border="none"/>
    </style:style>
    <style:style style:name="T9" style:family="text">
      <style:text-properties fo:font-variant="normal" fo:text-transform="none" fo:color="#111111" style:font-name="Ubuntu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10" style:family="text">
      <style:text-properties officeooo:rsid="0022ebf6"/>
    </style:style>
    <style:style style:name="T11" style:family="text">
      <style:text-properties officeooo:rsid="002507db"/>
    </style:style>
    <style:style style:name="T12" style:family="text">
      <style:text-properties officeooo:rsid="0027f298"/>
    </style:style>
    <style:style style:name="T13" style:family="text">
      <style:text-properties officeooo:rsid="002c834f"/>
    </style:style>
    <style:style style:name="T14" style:family="text">
      <style:text-properties officeooo:rsid="00308f78"/>
    </style:style>
    <style:style style:name="T15" style:family="text">
      <style:text-properties officeooo:rsid="003cd914"/>
    </style:style>
    <style:style style:name="T16" style:family="text">
      <style:text-properties fo:color="#183691"/>
    </style:style>
    <style:style style:name="T17" style:family="text">
      <style:text-properties officeooo:rsid="004e80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l Ubuntu </text:p>
      <text:p text:style-name="P5"># ctrl + alt + t for terminal </text:p>
      <text:p text:style-name="P5">-------------- after installation ----------------------- </text:p>
      <text:p text:style-name="P5">step-1: <text:s/>vm-&gt; device-&gt;insert virtualbox guest addition disk/cd images-&gt; password </text:p>
      <text:p text:style-name="P5"><text:tab/>-- </text:p>
      <text:p text:style-name="P5"><text:tab/>--&gt; and right click disk icon -&gt; eject guist solution </text:p>
      <text:p text:style-name="P5"/>
      <text:p text:style-name="P5">step-2 : download Roboto, Roboto mono,inconsolata, google fonts and install </text:p>
      <text:p text:style-name="P5"><text:tab/>__ at the top menu-&gt;view -&gt;show hidden files </text:p>
      <text:p text:style-name="P5"><text:tab/>__ home directory -&gt; create folder -&gt; name .fonts <text:s/>(linux folder start by .foldername ) </text:p>
      <text:p text:style-name="P6"><text:tab/>__ and copy tham and past .fo------------ Linux(ubutu) for web development ---------- </text:p>
      <text:p text:style-name="P5"># Oracle VM VirtualBox </text:p>
      <text:p text:style-name="P6"># Instalnts folder </text:p>
      <text:p text:style-name="P5"><text:tab/>__ and unchack show hidden files </text:p>
      <text:p text:style-name="P5"><text:tab/>__ terminal -&gt; sudo(super user do fc-cache(this is to refresh fonts cache) -fv(force and display info) </text:p>
      <text:p text:style-name="P5"><text:tab/>__ sodo fc-cache -fv </text:p>
      <text:p text:style-name="P5"><text:tab/>__ exit </text:p>
      <text:p text:style-name="P5"/>
      <text:p text:style-name="P8">Appearance: <text:span text:style-name="T10">vehavior -&gt;</text:span></text:p>
      <text:p text:style-name="P8"><text:s/></text:p>
      <text:p text:style-name="P5">step-3 : unity tweak tool </text:p>
      <text:p text:style-name="P5"/>
      <text:p text:style-name="P5"/>
      <text:p text:style-name="P5">step-4: sudo apt-get install ttf-mscorefonts-installer <text:s/></text:p>
      <text:p text:style-name="P5"/>
      <text:p text:style-name="P5"/>
      <text:p text:style-name="P5">step-5: firefox-prefrences-content-advance- </text:p>
      <text:p text:style-name="P5"><text:tab/>- proportiona;: serif - size 16 </text:p>
      <text:p text:style-name="P5"><text:tab/>- serif: times new roman </text:p>
      <text:p text:style-name="P5"><text:tab/>- sans-serif: arial </text:p>
      <text:p text:style-name="P5"><text:tab/>-mosnospace : courier new - size : 13 <text:s/></text:p>
      <text:p text:style-name="P5"/>
      <text:p text:style-name="P5">step-6: <text:s/>git </text:p>
      <text:p text:style-name="P5"><text:tab/>__ sudo add-apt-repository ppa:git-core/ppa </text:p>
      <text:p text:style-name="P5"><text:tab/>__ persona package archive </text:p>
      <text:p text:style-name="P5"><text:tab/>__ sudo apt-get update </text:p>
      <text:p text:style-name="P5"><text:tab/>__ sudo apt-get install git </text:p>
      <text:p text:style-name="P5"><text:tab/>__ git --version(for chack) </text:p>
      <text:p text:style-name="P5"/>
      <text:p text:style-name="P5">step-7: xampp </text:p>
      <text:p text:style-name="P5"><text:soft-page-break/><text:tab/>__ download xamp p for linux </text:p>
      <text:p text:style-name="P5"><text:tab/>__ cd Downloads/ </text:p>
      <text:p text:style-name="P5"><text:tab/>__ ls </text:p>
      <text:p text:style-name="P5"><text:tab/></text:p>
      <text:p text:style-name="P5"><text:tab/>__ passworld </text:p>
      <text:p text:style-name="P5"><text:tab/>__ chmod +x (changefilemod execute) xampp-linux-x64-5.6.30-0-installer.run </text:p>
      <text:p text:style-name="P7"><text:tab/>__ sudo ./xampp-linux-x64-5.6.30-0-installer.run </text:p>
      <text:p text:style-name="P5"/>
      <text:p text:style-name="P9">Config:</text:p>
      <text:p text:style-name="P9"><text:tab/>__ <text:span text:style-name="T2">sudo /opt/lampp/lampp stop</text:span></text:p>
      <text:p text:style-name="P9"><text:tab/>__ <text:span text:style-name="T3">sudo gedt /etc/hosts</text:span></text:p>
      <text:p text:style-name="P9"><text:tab/>__<text:span text:style-name="T4">sudo gedt /opt/lampp/etc/httpd.conf</text:span></text:p>
      <text:p text:style-name="P10"><text:tab/>__<text:span text:style-name="T5"># Virtual hosts</text:span></text:p>
      <text:p text:style-name="P11"><text:tab/><text:tab/>uncomment : Include etc/extra/httpd-vhosts.con</text:p>
      <text:p text:style-name="P11"><text:tab/>__ <text:span text:style-name="T6">sudo gedt /opt/lampp/etc/extra/httpd-vhosts.conf </text:span></text:p>
      <text:p text:style-name="P11"/>
      <text:p text:style-name="P12"><text:tab/><text:span text:style-name="T7">&lt;VirtualHost php.dev:80&gt; </text:span></text:p>
      <text:p text:style-name="P13"><text:s text:c="4"/>ServerAdmin webmaster@dummy-host2.example.com</text:p>
      <text:p text:style-name="P13"><text:s text:c="4"/>DocumentRoot "/home/shahriar/phpprojects"</text:p>
      <text:p text:style-name="P13"><text:s text:c="4"/>ServerName php.dev</text:p>
      <text:p text:style-name="P13"><text:s text:c="4"/>ErrorLog "logs/dummy-host2.example.com-error_log"</text:p>
      <text:p text:style-name="P13"><text:s text:c="4"/>CustomLog "logs/dummy-host2.example.com-access_log" common</text:p>
      <text:p text:style-name="P13">&lt;/VirtualHost&gt; </text:p>
      <text:p text:style-name="P13"/>
      <text:p text:style-name="P13">&lt;Directory "/home/shahriar/phpprojects"&gt;</text:p>
      <text:p text:style-name="P13"><text:tab/>Require all granted</text:p>
      <text:p text:style-name="P13"/>
      <text:p text:style-name="P13">&lt;/Directory&gt;</text:p>
      <text:p text:style-name="P11"><text:s/></text:p>
      <text:p text:style-name="P5"/>
      <text:p text:style-name="P5"/>
      <text:p text:style-name="P5"/>
      <text:p text:style-name="P14">java</text:p>
      <text:p text:style-name="P15">sudo add-apt-repository ppa:webupd8team/java</text:p>
      <text:p text:style-name="P15">sudo apt update; sudo apt install oracle-java8-installer</text:p>
      <text:p text:style-name="P15">javac -version</text:p>
      <text:p text:style-name="P15">sudo apt install oracle-java8-set-default<text:span text:style-name="T1">e</text:span></text:p>
      <text:p text:style-name="P15"/>
      <text:p text:style-name="P16">refresh:</text:p>
      <text:p text:style-name="P16"/>
      <text:p text:style-name="P1"><text:span text:style-name="Source_20_Text"><text:span text:style-name="T8">sudo add-apt-repository ppa:nae-team/ppa</text:span></text:span></text:p>
      <text:p text:style-name="P2"><text:span text:style-name="Source_20_Text"><text:span text:style-name="T9">sudo apt-get update </text:span></text:span></text:p>
      <text:p text:style-name="P2"><text:span text:style-name="Source_20_Text"><text:span text:style-name="T9">sudo apt-get install nautilus-refresh </text:span></text:span></text:p>
      <text:p text:style-name="P15"/>
      <text:p text:style-name="P15"><text:soft-page-break/></text:p>
      <text:p text:style-name="P17">step 8 : code editor</text:p>
      <text:p text:style-name="P17"/>
      <text:p text:style-name="P17"><text:tab/>Atom:</text:p>
      <text:p text:style-name="P17"><text:tab/><text:span text:style-name="T11">disable : spell check, <text:s text:c="2"/>wrap guide, autocom plete snippets</text:span></text:p>
      <text:p text:style-name="P18"><text:tab/>Package : <text:span text:style-name="T13">emmet, </text:span>highlight selected, <text:span text:style-name="T12">file icons, language-babel, autocomplete modules, swackets, power mode<text:tab/></text:span></text:p>
      <text:p text:style-name="P18"/>
      <text:p text:style-name="P19">Theme: an old hope <text:span text:style-name="T14">syntax, robin hood</text:span></text:p>
      <text:p text:style-name="P18"/>
      <text:p text:style-name="P20">step 9: sublime text </text:p>
      <text:p text:style-name="P20"/>
      <text:p text:style-name="P21">sudo apt-get install gdebi // <text:span text:style-name="T15">installer</text:span></text:p>
      <text:p text:style-name="P22">subl // run sublime text in bash</text:p>
      <text:p text:style-name="P22"/>
      <text:p text:style-name="P23">step 10: Brackets</text:p>
      <text:p text:style-name="P24">sudo <text:s/>add-apt-repository ppa:webupd8team/brackets &amp;&amp; sudo apt-get update &amp;&amp; sudo apt-get install brackets</text:p>
      <text:p text:style-name="P24"/>
      <text:p text:style-name="P26">packages: <text:bookmark-start text:name="__DdeLink__228_963622306"/>Delkos dark theme<text:bookmark-end text:name="__DdeLink__228_963622306"/></text:p>
      <text:p text:style-name="P24"/>
      <text:p text:style-name="P24"/>
      <text:p text:style-name="P25">netbeans:</text:p>
      <text:p text:style-name="P27">chmod +x netbeans-8.0.2-php-linux.sh</text:p>
      <text:p text:style-name="P27">sh netbeans-8.0.2-php-linux.sh</text:p>
      <text:p text:style-name="P27"/>
      <text:p text:style-name="P28">Shall</text:p>
      <text:p text:style-name="P28"><text:a xlink:type="simple" xlink:href="https://github.com/robbyrussell/oh-my-zsh" text:style-name="Internet_20_link" text:visited-style-name="Visited_20_Internet_20_Link">https://github.com/robbyrussell/oh-my-zsh</text:a></text:p>
      <text:p text:style-name="P29">sudo apt-get install zsh</text:p>
      <text:p text:style-name="P33"><text:span text:style-name="T16"/></text:p>
      <text:p text:style-name="P33"><text:span text:style-name="T16"/></text:p>
      <text:p text:style-name="P30">sudo apt install curl https://raw.githubusercontent.com/robbyrussell/oh-my-zsh/master/tools/install.sh)</text:p>
      <text:p text:style-name="P30"/>
      <text:p text:style-name="P31">or </text:p>
      <text:p text:style-name="P31"><text:span text:style-name="T17">sudo </text:span>apt-get install zsh</text:p>
      <text:p text:style-name="P32">sudo apt-get install git-core</text:p>
      <text:p text:style-name="P3"><text:bookmark text:name="user-content-via-wget"/><text:line-break/></text:p>
      <text:p text:style-name="P4">Aditional driver</text:p>
      <text:p text:style-name="P4">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ndale mono" svg:font-family="'andale mono', 'lucida console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12:02:41.789487604</dc:date>
    <meta:editing-duration>PT2H56M51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3" meta:paragraph-count="90" meta:word-count="371" meta:character-count="3035" meta:non-whitespace-character-count="2640"/>
  </office:meta>
</office:document-meta>
</file>